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40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bottom" draw:auto-grow-height="false" fo:min-height="1.655cm" fo:min-width="14.0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889cm" svg:x="4.683cm" svg:y="3.54cm">
          <text:p text:style-name="P1"><text:span text:style-name="T1">mrpt-sl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3.159cm" svg:y="5.191cm">
          <text:p text:style-name="P1"><text:span text:style-name="T1">mrpt-vi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6.359cm" svg:y="5.191cm">
          <text:p text:style-name="P1"><text:span text:style-name="T1">mrpt-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10.159cm" svg:y="5.191cm">
          <text:p text:style-name="P1"><text:span text:style-name="T1">mrpt-g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7.983cm" svg:y="3.54cm">
          <text:p text:style-name="P1"><text:span text:style-name="T1">mrpt-</text:span><text:span text:style-name="T1">hwdr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3.159cm" svg:y="6.891cm">
          <text:p text:style-name="P1"><text:span text:style-name="T1">mrpt-o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6.359cm" svg:y="6.891cm">
          <text:p text:style-name="P1"><text:span text:style-name="T1">mrpt-</text:span><text:span text:style-name="T1">grap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4.559cm" svg:y="8.491cm">
          <text:p text:style-name="P1"><text:span text:style-name="T1">mrpt-tf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4.559cm" svg:y="9.991cm">
          <text:p text:style-name="P1"><text:span text:style-name="T1">mrpt-pos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10.259cm" svg:y="9.991cm">
          <text:p text:style-name="P1"><text:span text:style-name="T1">mrpt-</text:span><text:span text:style-name="T1">com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7.759cm" svg:y="8.491cm">
          <text:p text:style-name="P1"><text:span text:style-name="T1">mrpt-</text:span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4.559cm" svg:y="11.591cm">
          <text:p text:style-name="P1"><text:span text:style-name="T1">mrpt-bay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7.759cm" svg:y="11.591cm">
          <text:p text:style-name="P1"><text:span text:style-name="T1">mrpt-im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7.759cm" svg:y="13.391cm">
          <text:p text:style-name="P1"><text:span text:style-name="T1">mrpt-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10.359cm" svg:y="13.391cm">
          <text:p text:style-name="P1"><text:span text:style-name="T1">mrpt-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3.359cm" svg:y="14.991cm">
          <text:p text:style-name="P1"><text:span text:style-name="T1">mrpt-m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6.359cm" svg:y="14.991cm">
          <text:p text:style-name="P1"><text:span text:style-name="T1">mrpt-d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9.659cm" svg:y="14.991cm">
          <text:p text:style-name="P1"><text:span text:style-name="T1">mrpt-exp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6.359cm" svg:y="16.691cm">
          <text:p text:style-name="P1"><text:span text:style-name="T1">mrpt-seri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9.659cm" svg:y="16.691cm">
          <text:p text:style-name="P1"><text:span text:style-name="T1">mrpt-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6.321cm" svg:y="18.391cm">
          <text:p text:style-name="P1"><text:span text:style-name="T1">mrpt-contain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9.689cm" svg:y="18.391cm">
          <text:p text:style-name="P1"><text:span text:style-name="T1">mrpt-rtt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889cm" svg:x="7.789cm" svg:y="20.291cm">
          <text:p text:style-name="P1"><text:span text:style-name="T1">mrpt-cor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8" draw:id="id8" draw:layer="layout" svg:width="2.921cm" svg:height="0.889cm" svg:x="6.08cm" svg:y="3.667cm">
          <text:p text:style-name="P1"><text:span text:style-name="T1">SlamActor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921cm" svg:height="0.889cm" svg:x="6.08cm" svg:y="5.567cm">
          <text:p text:style-name="P1"><text:span text:style-name="T1">CRobotSlam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921cm" svg:height="0.889cm" svg:x="2.58cm" svg:y="5.567cm">
          <text:p text:style-name="P1"><text:span text:style-name="T1">CSlamSensor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0.889cm" svg:x="9.58cm" svg:y="5.567cm">
          <text:p text:style-name="P1"><text:span text:style-name="T1">CRelocalization.</text:span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921cm" svg:height="0.889cm" svg:x="2.58cm" svg:y="7.667cm">
          <text:p text:style-name="P1"><text:span text:style-name="T1">CRobotStm32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0.889cm" svg:x="-0.92cm" svg:y="7.667cm">
          <text:p text:style-name="P1"><text:span text:style-name="T1">CEAILidar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0.889cm" svg:x="-0.92cm" svg:y="10.867cm">
          <text:p text:style-name="P1"><text:span text:style-name="T1">C2DRangeFinderAbstract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-4.429cm" svg:y="14.267cm">
          <text:p text:style-name="P1"><text:span text:style-name="T1">mrpt-ob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21cm" svg:height="0.889cm" svg:x="-0.929cm" svg:y="14.267cm">
          <text:p text:style-name="P1"><text:span text:style-name="T1">mrpt-</text:span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21cm" svg:height="0.889cm" svg:x="2.571cm" svg:y="14.267cm">
          <text:p text:style-name="P1"><text:span text:style-name="T1">mrpt-pos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0.54cm" svg:y1="11.756cm" svg:x2="-2.969cm" svg:y2="14.267cm" draw:start-shape="id1" draw:start-glue-point="2" draw:end-shape="id2" draw:end-glue-point="0" svg:d="M540 11756c0 1882-3509 627-3509 2511" svg:viewBox="0 0 3510 2512">
          <text:p/>
        </draw:connector>
        <draw:connector draw:style-name="gr3" draw:text-style-name="P4" draw:layer="layout" draw:type="curve" svg:x1="0.54cm" svg:y1="11.756cm" svg:x2="0.531cm" svg:y2="14.267cm" draw:start-shape="id1" draw:start-glue-point="2" draw:end-shape="id3" svg:d="M540 11756c0 1882-9 627-9 2511" svg:viewBox="0 0 10 2512">
          <text:p/>
        </draw:connector>
        <draw:connector draw:style-name="gr3" draw:text-style-name="P4" draw:layer="layout" draw:type="curve" svg:x1="0.54cm" svg:y1="11.756cm" svg:x2="4.031cm" svg:y2="14.267cm" draw:start-shape="id1" draw:start-glue-point="2" draw:end-shape="id4" svg:d="M540 11756c0 1882 3491 627 3491 2511" svg:viewBox="0 0 3492 2512">
          <text:p/>
        </draw:connector>
        <draw:connector draw:style-name="gr3" draw:text-style-name="P4" draw:layer="layout" draw:type="curve" svg:x1="0.54cm" svg:y1="8.556cm" svg:x2="0.54cm" svg:y2="10.867cm" draw:start-shape="id5" draw:start-glue-point="2" draw:end-shape="id1" draw:end-glue-point="0" svg:d="M540 8556v2311" svg:viewBox="0 0 1 2312">
          <text:p/>
        </draw:connector>
        <draw:connector draw:style-name="gr3" draw:text-style-name="P4" draw:layer="layout" draw:type="curve" svg:x1="4.04cm" svg:y1="8.556cm" svg:x2="0.54cm" svg:y2="10.867cm" draw:start-shape="id6" draw:start-glue-point="2" draw:end-shape="id1" draw:end-glue-point="0" svg:d="M4040 8556c0 1732-3500 577-3500 2311" svg:viewBox="0 0 3501 2312">
          <text:p/>
        </draw:connector>
        <draw:connector draw:style-name="gr3" draw:text-style-name="P4" draw:layer="layout" draw:type="curve" svg:x1="4.04cm" svg:y1="6.456cm" svg:x2="0.54cm" svg:y2="7.667cm" draw:start-shape="id7" draw:start-glue-point="2" draw:end-shape="id5" draw:end-glue-point="0" svg:d="M4040 6456c0 907-3500 302-3500 1211" svg:viewBox="0 0 3501 1212">
          <text:p/>
        </draw:connector>
        <draw:connector draw:style-name="gr3" draw:text-style-name="P4" draw:layer="layout" draw:type="curve" svg:x1="4.04cm" svg:y1="6.456cm" svg:x2="4.04cm" svg:y2="7.667cm" draw:start-shape="id7" draw:start-glue-point="2" draw:end-shape="id6" draw:end-glue-point="0" svg:d="M4040 6456v1211" svg:viewBox="0 0 1 1212">
          <text:p/>
        </draw:connector>
        <draw:connector draw:style-name="gr3" draw:text-style-name="P4" draw:layer="layout" draw:type="curve" svg:x1="7.54cm" svg:y1="4.556cm" svg:x2="4.04cm" svg:y2="5.567cm" draw:start-shape="id8" draw:start-glue-point="2" draw:end-shape="id7" draw:end-glue-point="0" svg:d="M7540 4556c0 757-3500 252-3500 1011" svg:viewBox="0 0 3501 1012">
          <text:p/>
        </draw:connector>
        <draw:connector draw:style-name="gr3" draw:text-style-name="P4" draw:layer="layout" draw:type="curve" svg:x1="7.54cm" svg:y1="4.556cm" svg:x2="7.54cm" svg:y2="5.567cm" draw:start-shape="id8" draw:start-glue-point="2" draw:end-shape="id9" draw:end-glue-point="0" svg:d="M7540 4556v1011" svg:viewBox="0 0 1 1012">
          <text:p/>
        </draw:connector>
        <draw:connector draw:style-name="gr3" draw:text-style-name="P4" draw:layer="layout" draw:type="curve" svg:x1="7.54cm" svg:y1="4.556cm" svg:x2="11.04cm" svg:y2="5.567cm" draw:start-shape="id8" draw:start-glue-point="2" draw:end-shape="id10" svg:d="M7540 4556c0 757 3500 252 3500 1011" svg:viewBox="0 0 3501 1012">
          <text:p/>
        </draw:connector>
        <draw:custom-shape draw:style-name="gr2" draw:text-style-name="P3" xml:id="id11" draw:id="id11" draw:layer="layout" svg:width="2.921cm" svg:height="0.889cm" svg:x="7.68cm" svg:y="10.567cm">
          <text:p text:style-name="P1"><text:span text:style-name="T1">CMetricMapBuilderICP.h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54cm" svg:y1="6.456cm" svg:x2="9.14cm" svg:y2="10.567cm" draw:start-shape="id9" draw:start-glue-point="2" draw:end-shape="id11" draw:end-glue-point="0" svg:d="M7540 6456c0 3082 1600 1027 1600 4111" svg:viewBox="0 0 1601 4112">
          <text:p/>
        </draw:connector>
        <draw:custom-shape draw:style-name="gr2" draw:text-style-name="P3" xml:id="id12" draw:id="id12" draw:layer="layout" svg:width="2.921cm" svg:height="0.889cm" svg:x="11.276cm" svg:y="10.567cm">
          <text:p text:style-name="P1"><text:span text:style-name="T1">CParticleFilter.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921cm" svg:height="0.889cm" svg:x="18.168cm" svg:y="10.567cm">
          <text:p text:style-name="P1"><text:span text:style-name="T1">CI</text:span><text:span text:style-name="T1">CP.</text:span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.921cm" svg:height="0.889cm" svg:x="14.772cm" svg:y="10.567cm">
          <text:p text:style-name="P1"><text:span text:style-name="T1">CMonteCarloLo</text:span><text:span text:style-name="T1">calization2D.h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04cm" svg:y1="6.456cm" svg:x2="12.736cm" svg:y2="10.567cm" draw:start-shape="id10" draw:start-glue-point="2" draw:end-shape="id12" draw:end-glue-point="0" svg:d="M11040 6456c0 3082 1696 1027 1696 4111" svg:viewBox="0 0 1697 4112">
          <text:p/>
        </draw:connector>
        <draw:connector draw:style-name="gr3" draw:text-style-name="P4" draw:layer="layout" draw:type="curve" svg:x1="11.04cm" svg:y1="6.456cm" svg:x2="16.232cm" svg:y2="10.567cm" draw:start-shape="id10" draw:start-glue-point="2" draw:end-shape="id13" draw:end-glue-point="0" svg:d="M11040 6456c0 3082 5192 1027 5192 4111" svg:viewBox="0 0 5193 4112">
          <text:p/>
        </draw:connector>
        <draw:connector draw:style-name="gr3" draw:text-style-name="P4" draw:layer="layout" draw:type="curve" svg:x1="11.04cm" svg:y1="6.456cm" svg:x2="19.628cm" svg:y2="10.567cm" draw:start-shape="id10" draw:start-glue-point="2" draw:end-shape="id14" draw:end-glue-point="0" svg:d="M11040 6456c0 3082 8588 1027 8588 4111" svg:viewBox="0 0 8589 4112">
          <text:p/>
        </draw:connector>
        <draw:custom-shape draw:style-name="gr2" draw:text-style-name="P3" xml:id="id15" draw:id="id15" draw:layer="layout" svg:width="2.921cm" svg:height="0.889cm" svg:x="6.071cm" svg:y="14.267cm">
          <text:p text:style-name="P1"><text:span text:style-name="T1">mrpt-mat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555cm" svg:height="1.905cm" svg:x="7.045cm" svg:y="10.155cm">
          <text:p text:style-name="P5"><text:span text:style-name="T1">mr</text:span><text:span text:style-name="T1">pt-</text:span><text:span text:style-name="T1">ba</text:span><text:span text:style-name="T1">ye</text:span><text:span text:style-name="T1">s </text:span><text:span text:style-name="T1">mr</text:span><text:span text:style-name="T1">pt-</text:span><text:span text:style-name="T1">sla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0.54cm" svg:y1="11.756cm" svg:x2="7.531cm" svg:y2="14.267cm" draw:start-shape="id1" draw:start-glue-point="2" draw:end-shape="id15" draw:end-glue-point="0" svg:d="M540 11756c0 1882 6991 627 6991 2511" svg:viewBox="0 0 6992 2512">
          <text:p/>
        </draw:connector>
        <draw:connector draw:style-name="gr3" draw:text-style-name="P4" draw:layer="layout" draw:type="curve" svg:x1="11.04cm" svg:y1="6.456cm" svg:x2="2.276cm" svg:y2="13.767cm" draw:start-shape="id10" draw:start-glue-point="2" svg:d="M11040 6456c0 5859-8764 2204-8764 7311" svg:viewBox="0 0 8765 7312">
          <text:p/>
        </draw:connector>
        <draw:connector draw:style-name="gr3" draw:text-style-name="P4" draw:layer="layout" draw:type="curve" svg:x1="7.54cm" svg:y1="6.456cm" svg:x2="2.276cm" svg:y2="13.767cm" draw:start-shape="id9" draw:start-glue-point="2" svg:d="M7540 6456c0 5859-5264 2204-5264 7311" svg:viewBox="0 0 5265 7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3:49:15.088121530</meta:creation-date>
    <dc:date>2019-11-05T17:18:32.322534386</dc:date>
    <meta:editing-duration>PT2H16M58S</meta:editing-duration>
    <meta:editing-cycles>45</meta:editing-cycles>
    <meta:generator>LibreOffice/5.1.6.2$Linux_X86_64 LibreOffice_project/10m0$Build-2</meta:generator>
    <meta:document-statistic meta:object-count="56"/>
  </office:meta>
</office:document-meta>
</file>